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</style:style>
    <style:style style:name="P2" style:family="paragraph" style:parent-style-name="Horizontal_20_Line" style:master-page-name="">
      <loext:graphic-properties draw:fill-gradient-name="gradient" draw:fill-hatch-name="hatch"/>
      <style:paragraph-properties style:page-number="auto" style:border-line-width-bottom="0.0102in 0.0102in 0.0102in" fo:padding="0in" fo:border-left="none" fo:border-right="none" fo:border-top="none" fo:border-bottom="2.24pt double #00e000" fo:keep-with-next="always"/>
    </style:style>
    <style:style style:name="P3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4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orizontal_20_Line">
      <style:paragraph-properties fo:text-align="center" style:justify-single-word="false" style:border-line-width-bottom="0.0209in 0.0209in 0.0209in" fo:padding="0in" fo:border-left="none" fo:border-right="none" fo:border-top="none" fo:border-bottom="4.51pt double #00e000"/>
    </style:style>
    <style:style style:name="P7" style:family="paragraph" style:parent-style-name="Heading_20_2" style:master-page-name="">
      <loext:graphic-properties draw:fill-hatch-name="hatch"/>
      <style:paragraph-properties style:page-number="auto"/>
      <style:text-properties officeooo:paragraph-rsid="000cea44"/>
    </style:style>
    <style:style style:name="P8" style:family="paragraph" style:parent-style-name="Text_20_body">
      <loext:graphic-properties draw:fill-gradient-name="gradient" draw:fill-hatch-name="hatch"/>
      <style:paragraph-properties fo:keep-with-next="always"/>
      <style:text-properties officeooo:paragraph-rsid="000cea44"/>
    </style:style>
    <style:style style:name="P9" style:family="paragraph" style:parent-style-name="Heading_20_2">
      <loext:graphic-properties draw:fill-gradient-name="gradient" draw:fill-hatch-name="hatch"/>
      <style:paragraph-properties fo:keep-with-next="always"/>
    </style:style>
    <style:style style:name="P10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0d685b" officeooo:paragraph-rsid="000d685b"/>
    </style:style>
    <style:style style:name="P11" style:family="paragraph" style:parent-style-name="Text_20_body">
      <style:paragraph-properties fo:text-align="center" style:justify-single-word="false"/>
      <style:text-properties officeooo:paragraph-rsid="000d685b"/>
    </style:style>
    <style:style style:name="P12" style:family="paragraph" style:parent-style-name="Heading_20_1" style:master-page-name="HTML">
      <style:paragraph-properties style:page-number="auto"/>
      <style:text-properties officeooo:rsid="000cea44" officeooo:paragraph-rsid="000cea44"/>
    </style:style>
    <style:style style:name="T1" style:family="text">
      <style:text-properties officeooo:rsid="000d6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Introduction</text:h>
      <text:p text:style-name="P3"/>
      <text:p text:style-name="Text_20_body">The <text:span text:style-name="T1">PathPlanner</text:span> LabVIEW library provides utility functions to <text:span text:style-name="T1">read, create, and follow PathPlanner paths.</text:span></text:p>
      <text:p text:style-name="Text_20_body">The library source code, package build specifications, and test package can be found here <text:a xlink:type="simple" xlink:href="https://github.com/jsimpso81/PhotonVisionLabVIEW" text:style-name="Internet_20_link" text:visited-style-name="Visited_20_Internet_20_Link">https://github.com/jsimpso81/</text:a><text:a xlink:type="simple" xlink:href="https://github.com/jsimpso81/PhotonVisionLabVIEW" text:style-name="Internet_20_link" text:visited-style-name="Visited_20_Internet_20_Link"><text:span text:style-name="T1">PathPlanner</text:span></text:a><text:a xlink:type="simple" xlink:href="https://github.com/jsimpso81/PhotonVisionLabVIEW" text:style-name="Internet_20_link" text:visited-style-name="Visited_20_Internet_20_Link">LabVIEW</text:a></text:p>
      <text:h text:style-name="P9" text:outline-level="2">Function Help</text:h>
      <text:p text:style-name="P4"/>
      <text:p text:style-name="P8">Each VI includes help that can be accessed using the standard LabVIEW help toggle (Ctrl H). </text:p>
      <text:p text:style-name="P10">TO DO YET</text:p>
      <text:h text:style-name="P7" text:outline-level="2">Function Examples</text:h>
      <text:p text:style-name="P2"/>
      <text:p text:style-name="P1">Many of the functions have examples that can be found under the LabVIEW "Find examples..." function. (Help -&gt; Find Examples...). The function examples are easiest to find when "Directory Structure" is selected. </text:p>
      <text:p text:style-name="P11"><text:span text:style-name="T1">TO DO YET</text:span> </text:p>
      <text:p text:style-name="P5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WPILib LabVIEW Math Library - Description and Conventions</dc:title>
    <meta:generator>LibreOffice/7.2.6.2$Windows_x86 LibreOffice_project/b0ec3a565991f7569a5a7f5d24fed7f52653d754</meta:generator>
    <dc:date>2023-12-08T16:30:18.638000000</dc:date>
    <dc:creator>Jim Simpson</dc:creator>
    <meta:editing-duration>PT13M6S</meta:editing-duration>
    <meta:editing-cycles>3</meta:editing-cycles>
    <meta:document-statistic meta:table-count="0" meta:image-count="0" meta:object-count="0" meta:page-count="1" meta:paragraph-count="9" meta:word-count="88" meta:character-count="606" meta:non-whitespace-character-count="524"/>
  </office:meta>
</office:document-meta>
</file>